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64" table:style-name="ce2">
            <text:p>64</text:p>
          </table:table-cell>
          <table:table-cell office:value-type="float" office:value="32" table:style-name="ce2">
            <text:p>32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4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Student</meta:initial-creator>
    <dc:creator>Student</dc:creator>
    <meta:creation-date>2022-03-07T11:23:29Z</meta:creation-date>
    <dc:date>2022-03-07T13:18:27Z</dc:date>
  </office:meta>
</office:document-meta>
</file>